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rsid="000078eb" officeooo:paragraph-rsid="000078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a es una prueba para ver si GIT funciona con documentos de texto, </text:p>
      <text:p text:style-name="Standard">Y ahora podemos ver si esto también sirve para trabajar en equipo.</text:p>
      <text:p text:style-name="P2">Y ahora vemos si cerramos el círculo,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Fernando</meta:initial-creator>
    <meta:creation-date>2020-04-19T20:05:00Z</meta:creation-date>
    <dc:date>2020-04-20T12:53:46.214882050</dc:date>
    <meta:editing-cycles>2</meta:editing-cycles>
    <meta:editing-duration>PT2M1S</meta:editing-duration>
    <meta:document-statistic meta:table-count="0" meta:image-count="0" meta:object-count="0" meta:page-count="1" meta:paragraph-count="3" meta:word-count="32" meta:character-count="172" meta:non-whitespace-character-count="142"/>
    <meta:template xlink:type="simple" xlink:actuate="onRequest" xlink:title="" xlink:href="Normal"/>
  </office:meta>
</office:document-meta>
</file>